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Beta-58620">
            <text:p>Beta-58620</text:p>
          </table:table-cell>
          <table:table-cell office:value-type="float" office:value="51.55">
            <text:p>51.55</text:p>
          </table:table-cell>
          <table:table-cell office:value-type="float" office:value="-8.95">
            <text:p>-8.95</text:p>
          </table:table-cell>
          <table:table-cell office:value-type="float" office:value="350.0">
            <text:p>350.0</text:p>
          </table:table-cell>
          <table:table-cell office:value-type="float" office:value="60.0">
            <text:p>6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7">
            <text:p>-2.0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Beta-58621">
            <text:p>Beta-58621</text:p>
          </table:table-cell>
          <table:table-cell office:value-type="float" office:value="51.55">
            <text:p>51.55</text:p>
          </table:table-cell>
          <table:table-cell office:value-type="float" office:value="-8.95">
            <text:p>-8.95</text:p>
          </table:table-cell>
          <table:table-cell office:value-type="float" office:value="310.0">
            <text:p>31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2">
            <text:p>-1.42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4">
            <text:p>Q-2764</text:p>
          </table:table-cell>
          <table:table-cell office:value-type="float" office:value="51.59">
            <text:p>51.59</text:p>
          </table:table-cell>
          <table:table-cell office:value-type="float" office:value="-8.76">
            <text:p>-8.76</text:p>
          </table:table-cell>
          <table:table-cell office:value-type="float" office:value="250.0">
            <text:p>250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23">
            <text:p>-0.23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7">
            <text:p>Q-2767</text:p>
          </table:table-cell>
          <table:table-cell office:value-type="float" office:value="51.57">
            <text:p>51.57</text:p>
          </table:table-cell>
          <table:table-cell office:value-type="float" office:value="-9.0">
            <text:p>-9.0</text:p>
          </table:table-cell>
          <table:table-cell office:value-type="float" office:value="315.0">
            <text:p>315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2">
            <text:p>0.12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4">
            <text:p>Devoy4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3830.0">
            <text:p>38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3">
            <text:p>Devoy3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2940.0">
            <text:p>29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2">
            <text:p>Devoy2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1690.0">
            <text:p>16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2">
            <text:p>-0.2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10">
            <text:p>Devoy10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6620.0">
            <text:p>66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16">
            <text:p>-6.16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1">
            <text:p>Devoy1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5130.0">
            <text:p>513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88">
            <text:p>-2.88</text:p>
          </table:table-cell>
          <table:table-cell office:value-type="float" office:value="2.09">
            <text:p>2.09</text:p>
          </table:table-cell>
          <table:table-cell office:value-type="float" office:value="2.09">
            <text:p>2.09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5">
            <text:p>Q-2765</text:p>
          </table:table-cell>
          <table:table-cell office:value-type="float" office:value="51.55">
            <text:p>51.55</text:p>
          </table:table-cell>
          <table:table-cell office:value-type="float" office:value="-8.95">
            <text:p>-8.95</text:p>
          </table:table-cell>
          <table:table-cell office:value-type="float" office:value="5370.0">
            <text:p>537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2">
            <text:p>-6.7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7">
            <text:p>Devoy7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7">
            <text:p>-4.3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9">
            <text:p>Devoy9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5570.0">
            <text:p>55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2">
            <text:p>-4.9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5">
            <text:p>Devoy5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4190.0">
            <text:p>41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8">
            <text:p>-3.2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6">
            <text:p>Devoy6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4590.0">
            <text:p>45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66">
            <text:p>-2.66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8">
            <text:p>Q-2768</text:p>
          </table:table-cell>
          <table:table-cell office:value-type="float" office:value="51.57">
            <text:p>51.57</text:p>
          </table:table-cell>
          <table:table-cell office:value-type="float" office:value="-9.0">
            <text:p>-9.0</text:p>
          </table:table-cell>
          <table:table-cell office:value-type="float" office:value="1195.0">
            <text:p>1195.0</text:p>
          </table:table-cell>
          <table:table-cell office:value-type="float" office:value="45.0">
            <text:p>4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9">
            <text:p>Q-2769</text:p>
          </table:table-cell>
          <table:table-cell office:value-type="float" office:value="51.57">
            <text:p>51.57</text:p>
          </table:table-cell>
          <table:table-cell office:value-type="float" office:value="-9.0">
            <text:p>-9.0</text:p>
          </table:table-cell>
          <table:table-cell office:value-type="float" office:value="4205.0">
            <text:p>4205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9">
            <text:p>-1.5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